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964cm" svg:height="0.962cm" svg:x="5.191cm" svg:y="5.191cm">
          <draw:text-box>
            <text:p>I love you more than I can sa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文泉驛微米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 Khuat</meta:initial-creator>
    <meta:creation-date>2014-01-16T17:23:53</meta:creation-date>
    <meta:generator>OpenOffice/4.0.1$Unix OpenOffice.org_project/401m5$Build-9714</meta:generator>
    <dc:date>2014-01-16T17:29:12</dc:date>
    <dc:creator>Ha Khuat</dc:creator>
    <meta:editing-duration>PT5M21S</meta:editing-duration>
    <meta:editing-cycles>1</meta:editing-cycles>
    <meta:document-statistic meta:object-count="1"/>
  </office:meta>
</office:document-meta>
</file>